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paragraph-properties fo:margin-left="0.4916in">
        <style:tab-stops/>
      </style:paragraph-properties>
    </style:style>
    <style:style style:name="P3" style:parent-style-name="Lijstalinea" style:list-style-name="LFO4" style:family="paragraph"/>
    <style:style style:name="P4" style:parent-style-name="Lijstalinea" style:list-style-name="LFO3" style:family="paragraph"/>
    <style:style style:name="P5" style:parent-style-name="Lijstalinea" style:list-style-name="LFO3" style:family="paragraph"/>
    <style:style style:name="P6" style:parent-style-name="Lijstalinea" style:list-style-name="LFO3" style:family="paragraph"/>
    <style:style style:name="P7" style:parent-style-name="Lijstalinea" style:list-style-name="LFO3" style:family="paragraph"/>
    <style:style style:name="P8" style:parent-style-name="Lijstalinea" style:list-style-name="LFO3" style:family="paragraph"/>
    <style:style style:name="P9" style:parent-style-name="Lijstalinea" style:list-style-name="LFO4" style:family="paragraph"/>
    <style:style style:name="P10" style:parent-style-name="Lijstalinea" style:list-style-name="LFO3" style:family="paragraph"/>
    <style:style style:name="P11" style:parent-style-name="Standaard" style:family="paragraph">
      <style:paragraph-properties fo:margin-left="0.4916in">
        <style:tab-stops/>
      </style:paragraph-properties>
    </style:style>
    <style:style style:name="P12" style:parent-style-name="Standaard" style:family="paragraph">
      <style:paragraph-properties fo:margin-left="0.4916in">
        <style:tab-stops/>
      </style:paragraph-properties>
    </style:style>
    <style:style style:name="P13" style:parent-style-name="Lijstalinea" style:list-style-name="LFO5" style:family="paragraph"/>
    <style:style style:name="P14" style:parent-style-name="Lijstalinea" style:list-style-name="LFO6" style:family="paragraph"/>
    <style:style style:name="P15" style:parent-style-name="Lijstalinea" style:list-style-name="LFO6" style:family="paragraph"/>
    <style:style style:name="P16" style:parent-style-name="Standaard" style:family="paragraph">
      <style:paragraph-properties fo:margin-left="0.4916in">
        <style:tab-stops/>
      </style:paragraph-properties>
    </style:style>
    <style:style style:name="P17" style:parent-style-name="Standaard" style:family="paragraph">
      <style:paragraph-properties fo:margin-left="0.4916in">
        <style:tab-stops/>
      </style:paragraph-properties>
    </style:style>
    <style:style style:name="P18" style:parent-style-name="Standaard" style:family="paragraph">
      <style:paragraph-properties fo:margin-left="0.4916in">
        <style:tab-stops/>
      </style:paragraph-properties>
    </style:style>
    <style:style style:name="P19" style:parent-style-name="Lijstalinea" style:list-style-name="LFO8" style:family="paragraph"/>
    <style:style style:name="T20" style:parent-style-name="Standaardalinea-lettertype" style:family="text">
      <style:text-properties style:font-name="Wingdings" style:font-name-asian="Wingdings" style:font-name-complex="Wingdings"/>
    </style:style>
    <style:style style:name="P21" style:parent-style-name="Lijstalinea" style:list-style-name="LFO8" style:family="paragraph"/>
    <style:style style:name="T22" style:parent-style-name="Standaardalinea-lettertype" style:family="text">
      <style:text-properties style:font-name="Wingdings" style:font-name-asian="Wingdings" style:font-name-complex="Wingdings"/>
    </style:style>
    <style:style style:name="P23" style:parent-style-name="Lijstalinea" style:list-style-name="LFO8" style:family="paragraph"/>
    <style:style style:name="T24" style:parent-style-name="Standaardalinea-lettertype" style:family="text">
      <style:text-properties style:font-name="Wingdings" style:font-name-asian="Wingdings" style:font-name-complex="Wingdings"/>
    </style:style>
    <style:style style:name="P25" style:parent-style-name="Lijstalinea" style:list-style-name="LFO8" style:family="paragraph"/>
    <style:style style:name="T26" style:parent-style-name="Standaardalinea-lettertype" style:family="text">
      <style:text-properties style:font-name="Wingdings" style:font-name-asian="Wingdings" style:font-name-complex="Wingdings"/>
    </style:style>
    <style:style style:name="P27" style:parent-style-name="Standaard" style:family="paragraph">
      <style:paragraph-properties fo:margin-left="0.9833in">
        <style:tab-stops/>
      </style:paragraph-properties>
    </style:style>
    <style:style style:name="P28" style:parent-style-name="Standaard" style:family="paragraph">
      <style:paragraph-properties fo:margin-left="0.9833in">
        <style:tab-stops/>
      </style:paragraph-properties>
    </style:style>
    <style:style style:name="P29" style:parent-style-name="Lijstalinea" style:list-style-name="LFO9" style:family="paragraph"/>
    <style:style style:name="T30" style:parent-style-name="Standaardalinea-lettertype" style:family="text">
      <style:text-properties style:font-name="Wingdings" style:font-name-asian="Wingdings" style:font-name-complex="Wingdings"/>
    </style:style>
    <style:style style:name="P31" style:parent-style-name="Lijstalinea" style:list-style-name="LFO9" style:family="paragraph"/>
    <style:style style:name="T32" style:parent-style-name="Standaardalinea-lettertype" style:family="text">
      <style:text-properties style:font-name="Wingdings" style:font-name-asian="Wingdings" style:font-name-complex="Wingdings"/>
    </style:style>
    <style:style style:name="P33" style:parent-style-name="Lijstalinea" style:list-style-name="LFO9" style:family="paragraph"/>
    <style:style style:name="T34" style:parent-style-name="Standaardalinea-lettertype" style:family="text">
      <style:text-properties style:font-name="Wingdings" style:font-name-asian="Wingdings" style:font-name-complex="Wingdings"/>
    </style:style>
    <style:style style:name="P35" style:parent-style-name="Lijstalinea" style:list-style-name="LFO9" style:family="paragraph"/>
    <style:style style:name="T36" style:parent-style-name="Standaardalinea-lettertype" style:family="text">
      <style:text-properties style:font-name="Wingdings" style:font-name-asian="Wingdings" style:font-name-complex="Wingdings"/>
    </style:style>
    <style:style style:name="P37" style:parent-style-name="Lijstalinea" style:list-style-name="LFO3" style:family="paragraph"/>
    <style:style style:name="P38" style:parent-style-name="Lijstalinea" style:list-style-name="LFO3" style:family="paragraph"/>
  </office:automatic-styles>
  <office:body>
    <office:text text:use-soft-page-breaks="true">
      <text:p text:style-name="P1">Web 1 – hoorcollege 4 – flexbox</text:p>
      <text:h text:style-name="Kop1" text:outline-level="1">Intro</text:h>
      <text:p text:style-name="P2">Flexbox wordt gebruikt voor de lay-out van de webpagina’s op te bouwen.</text:p>
      <text:p text:style-name="Standaard"/>
      <text:list text:style-name="LFO4" text:continue-numbering="true">
        <text:list-item>
          <text:p text:style-name="P3">Voordelen van flexbox<text:s/></text:p>
        </text:list-item>
      </text:list>
      <text:list text:style-name="LFO3" text:continue-numbering="true">
        <text:list-item>
          <text:p text:style-name="P4">Maakt het eenvoudiger om flexibele responsive lay-outs te maken.</text:p>
        </text:list-item>
        <text:list-item>
          <text:p text:style-name="P5">Geen gebruik van floats</text:p>
        </text:list-item>
        <text:list-item>
          <text:p text:style-name="P6">Goede techniek voor de webpagina’s responsive te maken.</text:p>
        </text:list-item>
        <text:list-item>
          <text:p text:style-name="P7">Positionering van child elementen heel eenvoudig.</text:p>
        </text:list-item>
        <text:list-item>
          <text:p text:style-name="P8">Kan makkelijk aangepast worden in CSS</text:p>
        </text:list-item>
      </text:list>
      <text:list text:style-name="LFO4" text:continue-numbering="true">
        <text:list-item>
          <text:p text:style-name="P9">Hoe flexbox laten werken?</text:p>
        </text:list-item>
      </text:list>
      <text:list text:style-name="LFO3" text:continue-numbering="true">
        <text:list-item>
          <text:p text:style-name="P10">Altijd een container nodig met daarin children<text:s/></text:p>
        </text:list-item>
      </text:list>
      <text:h text:style-name="Kop1" text:outline-level="1">Direction &amp; wrap</text:h>
      <text:p text:style-name="P11">Bepalen of de flex-items horizontaal of verticaal geplaats worden</text:p>
      <text:p text:style-name="P12"><text:tab/>Flex-direction wordt altijd op de container geplaatst.</text:p>
      <text:list text:style-name="LFO5" text:continue-numbering="true">
        <text:list-item>
          <text:p text:style-name="P13">2 mogelijke values<text:s/></text:p>
        </text:list-item>
      </text:list>
      <text:list text:style-name="LFO6" text:continue-numbering="true">
        <text:list-item>
          <text:p text:style-name="P14">Columns</text:p>
        </text:list-item>
        <text:list-item>
          <text:p text:style-name="P15">Rows<text:s/></text:p>
        </text:list-item>
      </text:list>
      <text:h text:style-name="Kop1" text:outline-level="1">Justify content</text:h>
      <text:p text:style-name="P16">Wordt gebruikt voor de flex-items te lijnen.</text:p>
      <text:p text:style-name="P17"><text:tab/>Wordt toegevoegd aan de container</text:p>
      <text:p text:style-name="P18"><text:tab/><text:tab/><text:tab/><text:tab/>Code:<text:s/>Justify-content</text:p>
      <text:list text:style-name="LFO8" text:continue-numbering="true">
        <text:list-item>
          <text:p text:style-name="P19">Flex -start <text:s/><text:span text:style-name="T20"></text:span><text:s/>links lijnend<text:s/></text:p>
        </text:list-item>
        <text:list-item>
          <text:p text:style-name="P21">Flex -end<text:s/><text:span text:style-name="T22"></text:span><text:s/>rechts lijnend<text:s/></text:p>
        </text:list-item>
        <text:list-item>
          <text:p text:style-name="P23">Space-between<text:s/><text:span text:style-name="T24"></text:span><text:s/>voegt marge toe<text:s/>tussen de verschillende flex-items<text:s/></text:p>
        </text:list-item>
        <text:list-item>
          <text:p text:style-name="P25">Space-around<text:s/><text:span text:style-name="T26"></text:span><text:s/>voegt ook nog een marge toe aan de zijkanten<text:s/></text:p>
        </text:list-item>
      </text:list>
      <text:h text:style-name="Kop1" text:outline-level="1">Align Items</text:h>
      <text:p text:style-name="P27">Flex-items verticaal uitlijnen</text:p>
      <text:p text:style-name="P28"><text:s/>Code:<text:s/>Align-items</text:p>
      <text:list text:style-name="LFO9" text:continue-numbering="true">
        <text:list-item>
          <text:p text:style-name="P29">Center<text:s/><text:span text:style-name="T30"></text:span><text:s/>hoogte van de flex-items wordt aangepast aan de inhoud/ verticaal gecentreerd<text:s/></text:p>
        </text:list-item>
        <text:list-item>
          <text:p text:style-name="P31">Flex-start<text:s/><text:span text:style-name="T32"></text:span><text:s/>wordt boven uitgelijnd</text:p>
        </text:list-item>
        <text:list-item>
          <text:p text:style-name="P33">Flex-end<text:s/><text:span text:style-name="T34"></text:span><text:s/>naar onder wordt uitgelijnd<text:s/></text:p>
        </text:list-item>
        <text:list-item>
          <text:p text:style-name="P35">Stretch<text:s/><text:span text:style-name="T36"></text:span><text:s/>default</text:p>
        </text:list-item>
      </text:list>
      <text:soft-page-break/>
      <text:h text:style-name="Kop1" text:outline-level="1">Order</text:h>
      <text:p text:style-name="Standaard"><text:s/></text:p>
      <text:p text:style-name="Standaard">Met order kunnen we de volgorde van de html elementen wijzigen zonder deze te verplaatsen in de html code.</text:p>
      <text:p text:style-name="Standaard">Handig als je een andere volgorde wilt bereiken op de mobiele versie ten opzichte van de desktop versie</text:p>
      <text:list text:style-name="LFO3" text:continue-numbering="true">
        <text:list-item>
          <text:p text:style-name="P37">Voeg element order toe bij de container.<text:s/></text:p>
        </text:list-item>
        <text:list-item>
          <text:p text:style-name="P38">Dan de positie dat je wilt (bv: 1, 2,3,4,..)<text:s/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="Calibri Light"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="Calibri Light" style:font-name-asian="Times New Roman" style:font-name-complex="Times New Roman" fo:color="#1F3763"/>
    </style:style>
    <style:style style:name="Kop7Char" style:display-name="Kop 7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Kop8Char" style:display-name="Kop 8 Char" style:family="text" style:parent-style-name="Standaardalinea-lettertype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Kop9Char" style:display-name="Kop 9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in" text:min-label-width="0.125in" text:list-level-position-and-space-mode="label-alignment">
          <style:list-level-label-alignment text:label-followed-by="listtab" fo:margin-left="2.725in" fo:text-indent="-0.125in"/>
        </style:list-level-properties>
      </text:list-level-style-number>
      <text:list-level-style-number text:level="4" style:num-suffix="." style:num-format="1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in" text:min-label-width="0.125in" text:list-level-position-and-space-mode="label-alignment">
          <style:list-level-label-alignment text:label-followed-by="listtab" fo:margin-left="4.225in" fo:text-indent="-0.125in"/>
        </style:list-level-properties>
      </text:list-level-style-number>
      <text:list-level-style-number text:level="7" style:num-suffix="." style:num-format="1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in" text:min-label-width="0.125in" text:list-level-position-and-space-mode="label-alignment">
          <style:list-level-label-alignment text:label-followed-by="listtab" fo:margin-left="5.72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n Luypaert</meta:initial-creator>
    <dc:creator>Jorn Luypaert</dc:creator>
    <meta:creation-date>2021-11-17T14:04:00Z</meta:creation-date>
    <dc:date>2021-11-17T14:52:00Z</dc:date>
    <meta:template xlink:href="Normal" xlink:type="simple"/>
    <meta:editing-cycles>1</meta:editing-cycles>
    <meta:editing-duration>PT0S</meta:editing-duration>
    <meta:document-statistic meta:page-count="2" meta:paragraph-count="2" meta:word-count="226" meta:character-count="1473" meta:row-count="10" meta:non-whitespace-character-count="1249"/>
  </office:meta>
</office:document-meta>
</file>